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373a3c" style:font-name="apple-system" fo:letter-spacing="normal" fo:font-style="normal" fo:font-weight="bold" officeooo:paragraph-rsid="000ce5b4" style:font-weight-asian="bold" style:font-weight-complex="bold"/>
    </style:style>
    <style:style style:name="P2" style:family="paragraph" style:parent-style-name="Text_20_body">
      <style:paragraph-properties fo:margin-top="0cm" fo:margin-bottom="0cm" loext:contextual-spacing="false"/>
      <style:text-properties fo:font-variant="normal" fo:text-transform="none" fo:color="#373a3c" style:font-name="apple-system" fo:font-size="10.5pt" fo:letter-spacing="normal" fo:font-style="normal" fo:font-weight="normal" officeooo:rsid="000e1311" officeooo:paragraph-rsid="000e1311" style:font-size-asian="10.5pt" style:font-size-complex="10.5pt"/>
    </style:style>
    <style:style style:name="P3" style:family="paragraph" style:parent-style-name="Standard">
      <style:text-properties officeooo:paragraph-rsid="00112834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style:font-name="Liberation Serif" fo:font-size="12pt" style:font-size-asian="12pt" style:font-size-complex="12pt"/>
    </style:style>
    <style:style style:name="P7" style:family="paragraph" style:parent-style-name="Text_20_body">
      <style:paragraph-properties fo:margin-top="0cm" fo:margin-bottom="0.146cm" loext:contextual-spacing="false"/>
    </style:style>
    <style:style style:name="P8" style:family="paragraph" style:parent-style-name="Text_20_body">
      <style:paragraph-properties fo:margin-top="0cm" fo:margin-bottom="0.146cm" loext:contextual-spacing="false"/>
      <style:text-properties style:font-name="Liberation Serif" fo:font-size="12pt" style:font-size-asian="12pt" style:font-size-complex="12pt"/>
    </style:style>
    <style:style style:name="P9" style:family="paragraph" style:parent-style-name="Text_20_body">
      <style:paragraph-properties fo:margin-top="0cm" fo:margin-bottom="0.146cm" loext:contextual-spacing="false"/>
      <style:text-properties officeooo:paragraph-rsid="001a1860"/>
    </style:style>
    <style:style style:name="P10" style:family="paragraph" style:parent-style-name="Text_20_body">
      <style:paragraph-properties fo:margin-top="0cm" fo:margin-bottom="0.046cm" loext:contextual-spacing="false"/>
    </style:style>
    <style:style style:name="P11" style:family="paragraph" style:parent-style-name="Text_20_body">
      <style:paragraph-properties fo:margin-top="0cm" fo:margin-bottom="0.046cm" loext:contextual-spacing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top="0cm" fo:margin-bottom="0.046cm" loext:contextual-spacing="false"/>
      <style:text-properties officeooo:paragraph-rsid="001498aa"/>
    </style:style>
    <style:style style:name="P13" style:family="paragraph" style:parent-style-name="Text_20_body">
      <style:paragraph-properties fo:margin-top="0cm" fo:margin-bottom="0.046cm" loext:contextual-spacing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.046cm" loext:contextual-spacing="false"/>
      <style:text-properties fo:font-weight="normal" officeooo:paragraph-rsid="001498aa" style:font-weight-asian="normal" style:font-weight-complex="normal"/>
    </style:style>
    <style:style style:name="P15" style:family="paragraph" style:parent-style-name="Text_20_body">
      <style:paragraph-properties fo:margin-top="0cm" fo:margin-bottom="0.046cm" loext:contextual-spacing="false"/>
      <style:text-properties fo:font-weight="normal" officeooo:paragraph-rsid="0015c77f" style:font-weight-asian="normal" style:font-weight-complex="normal"/>
    </style:style>
    <style:style style:name="P16" style:family="paragraph" style:parent-style-name="Text_20_body">
      <style:paragraph-properties fo:margin-top="0cm" fo:margin-bottom="0.046cm" loext:contextual-spacing="false"/>
      <style:text-properties fo:font-weight="normal" officeooo:paragraph-rsid="0015ddfc" style:font-weight-asian="normal" style:font-weight-complex="normal"/>
    </style:style>
    <style:style style:name="P17" style:family="paragraph" style:parent-style-name="Text_20_body">
      <style:paragraph-properties fo:margin-top="0cm" fo:margin-bottom="0.046cm" loext:contextual-spacing="false"/>
      <style:text-properties fo:font-weight="normal" officeooo:paragraph-rsid="0017f764" style:font-weight-asian="normal" style:font-weight-complex="normal"/>
    </style:style>
    <style:style style:name="P18" style:family="paragraph" style:parent-style-name="Text_20_body">
      <style:paragraph-properties fo:margin-top="0cm" fo:margin-bottom="0.046cm" loext:contextual-spacing="false"/>
      <style:text-properties officeooo:paragraph-rsid="0015c77f"/>
    </style:style>
    <style:style style:name="P19" style:family="paragraph" style:parent-style-name="Text_20_body">
      <style:paragraph-properties fo:margin-top="0cm" fo:margin-bottom="0.046cm" loext:contextual-spacing="false"/>
      <style:text-properties officeooo:paragraph-rsid="0015eea0"/>
    </style:style>
    <style:style style:name="P20" style:family="paragraph" style:parent-style-name="Text_20_body">
      <style:paragraph-properties fo:margin-top="0cm" fo:margin-bottom="0.046cm" loext:contextual-spacing="false"/>
      <style:text-properties officeooo:paragraph-rsid="00162307"/>
    </style:style>
    <style:style style:name="P21" style:family="paragraph" style:parent-style-name="Text_20_body">
      <style:paragraph-properties fo:margin-top="0cm" fo:margin-bottom="0.046cm" loext:contextual-spacing="false"/>
      <style:text-properties officeooo:paragraph-rsid="00173940"/>
    </style:style>
    <style:style style:name="P22" style:family="paragraph" style:parent-style-name="Text_20_body">
      <style:paragraph-properties fo:margin-top="0cm" fo:margin-bottom="0.046cm" loext:contextual-spacing="false"/>
      <style:text-properties officeooo:paragraph-rsid="00180def"/>
    </style:style>
    <style:style style:name="P2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24" style:family="paragraph" style:parent-style-name="Text_20_body">
      <style:paragraph-properties fo:line-height="115%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cm" fo:margin-bottom="0.046cm" loext:contextual-spacing="false"/>
    </style:style>
    <style:style style:name="P26" style:family="paragraph" style:parent-style-name="Text_20_body">
      <style:paragraph-properties fo:margin-top="0cm" fo:margin-bottom="0.046cm" loext:contextual-spacing="false" fo:line-height="115%"/>
      <style:text-properties fo:font-weight="normal" officeooo:paragraph-rsid="00180def" style:font-weight-asian="normal" style:font-weight-complex="normal"/>
    </style:style>
    <style:style style:name="P27" style:family="paragraph" style:parent-style-name="Text_20_body">
      <style:paragraph-properties fo:margin-top="0cm" fo:margin-bottom="0.146cm" loext:contextual-spacing="false" fo:line-height="100%"/>
      <style:text-properties officeooo:paragraph-rsid="001a1860"/>
    </style:style>
    <style:style style:name="T1" style:family="text">
      <style:text-properties officeooo:rsid="000e13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19e7"/>
    </style:style>
    <style:style style:name="T4" style:family="text">
      <style:text-properties officeooo:rsid="00112834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14caac"/>
    </style:style>
    <style:style style:name="T7" style:family="text">
      <style:text-properties officeooo:rsid="0015c77f"/>
    </style:style>
    <style:style style:name="T8" style:family="text">
      <style:text-properties officeooo:rsid="0015ddfc"/>
    </style:style>
    <style:style style:name="T9" style:family="text">
      <style:text-properties officeooo:rsid="0015eea0"/>
    </style:style>
    <style:style style:name="T10" style:family="text">
      <style:text-properties officeooo:rsid="00162307"/>
    </style:style>
    <style:style style:name="T11" style:family="text">
      <style:text-properties officeooo:rsid="00173940"/>
    </style:style>
    <style:style style:name="T12" style:family="text">
      <style:text-properties officeooo:rsid="0017f764"/>
    </style:style>
    <style:style style:name="T13" style:family="text">
      <style:text-properties officeooo:rsid="001a1860"/>
    </style:style>
    <style:style style:name="T14" style:family="text">
      <style:text-properties officeooo:rsid="001dd3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589965308015_64"/>T33: Ejercicios SQL 49..53 <text:span text:style-name="T3">75..84</text:span></text:h>
      <text:p text:style-name="P2"><text:span text:style-name="T2">Nombre</text:span>: José Manuel Monteagudo Sánchez</text:p>
      <text:p text:style-name="P2"><text:span text:style-name="T2">Fecha</text:span>: 2<text:span text:style-name="T14">4</text:span>/05/2020</text:p>
      <text:p text:style-name="P2"/>
      <text:p text:style-name="P4">-- UNION</text:p>
      <text:p text:style-name="P4">49. Lista los identificadores de todos los productos cuyo precio exceda 2000 euros</text:p>
      <text:p text:style-name="Standard"><text:span text:style-name="Source_20_Text"><text:span text:style-name="T5">SELECT idproducto</text:span></text:span></text:p>
      <text:p text:style-name="Standard"><text:span text:style-name="Source_20_Text"><text:span text:style-name="T5">FROM productos</text:span></text:span></text:p>
      <text:p text:style-name="P3"><text:span text:style-name="Source_20_Text"><text:span text:style-name="T5">WHERE precio&gt;2000;</text:span></text:span><text:span text:style-name="T5"><text:line-break/></text:span></text:p>
      <text:p text:style-name="P5">50. Lista los identificadores distintos de todos los productos que figuren en un solo pedido con importe mayor de 30000</text:p>
      <text:p text:style-name="P11">SELECT idproducto</text:p>
      <text:p text:style-name="P11">FROM productos, pedidos</text:p>
      <text:p text:style-name="P11">WHERE idproducto=producto AND importe&gt;30000;</text:p>
      <text:p text:style-name="P11"/>
      <text:p text:style-name="P5">51. Lista los identificadores distintos de todos los productos cuyo precio exceda 2000 euros o que figuren en un solo pedido con importe mayor de 30000</text:p>
      <text:p text:style-name="P11">SELECT idproducto</text:p>
      <text:p text:style-name="P11">FROM productos</text:p>
      <text:p text:style-name="P11">WHERE precio&gt;2000</text:p>
      <text:p text:style-name="P11">UNION</text:p>
      <text:p text:style-name="P11">SELECT producto</text:p>
      <text:p text:style-name="P11">FROM pedidos</text:p>
      <text:p text:style-name="P11">WHERE importe&gt;30000;</text:p>
      <text:p text:style-name="P11"/>
      <text:p text:style-name="P5">52. Lista los identificadores de todos los productos cuyo precio exceda 2000 euros o que figuren en un solo pedido con importe mayor de 30000</text:p>
      <text:p text:style-name="P8">SELECT idproducto</text:p>
      <text:p text:style-name="P8">FROM productos</text:p>
      <text:p text:style-name="P8">WHERE precio&gt;2000</text:p>
      <text:p text:style-name="P8">UNION <text:span text:style-name="T4">ALL</text:span></text:p>
      <text:p text:style-name="P8">SELECT producto</text:p>
      <text:p text:style-name="P8">FROM pedidos</text:p>
      <text:p text:style-name="P8">WHERE importe&gt;30000;</text:p>
      <text:p text:style-name="P6"/>
      <text:p text:style-name="P6"/>
      <text:p text:style-name="P5"><text:soft-page-break/>53. Lista los identificadores de todos los productos cuyo precio exceda 2000 euros o que figuren en un solo pedido con importe mayor de 30000 ordenados por fabricante descendentemente y por producto ascendentemente</text:p>
      <text:p text:style-name="P10">SELECT idfab, idproducto</text:p>
      <text:p text:style-name="P10">FROM productos </text:p>
      <text:p text:style-name="P10">WHERE precio&gt;2000</text:p>
      <text:p text:style-name="P10">UNION ALL<text:tab/></text:p>
      <text:p text:style-name="P10">SELECT fab, producto</text:p>
      <text:p text:style-name="P10">FROM pedidos</text:p>
      <text:p text:style-name="P10">WHERE importe&gt;30000</text:p>
      <text:p text:style-name="P10">ORDER BY idfab DESC, idproducto ASC;</text:p>
      <text:p text:style-name="P10"/>
      <text:p text:style-name="P4">-- Consultas multitabla</text:p>
      <text:p text:style-name="P4">75. Lista todos los pedidos mostrando el número, importe, nombre de cliente y límite de crédito</text:p>
      <text:p text:style-name="P10">SELECT numpedido, importe, empresa, limitecredito</text:p>
      <text:p text:style-name="P20">FROM pedidos</text:p>
      <text:p text:style-name="P20"><text:span text:style-name="T10">JOIN</text:span> clientes</text:p>
      <text:p text:style-name="P10"><text:span text:style-name="T10">ON</text:span> <text:span text:style-name="T10">pedidos.</text:span>clie = <text:span text:style-name="T10">clientes.</text:span>numclie;</text:p>
      <text:p text:style-name="P4"/>
      <text:p text:style-name="P4">76. Lista el nombre de cada uno de los vendedores y la ciudad y región donde trabajan</text:p>
      <text:p text:style-name="P12">SELECT <text:span text:style-name="T6">nombre, ciudad, region</text:span></text:p>
      <text:p text:style-name="P21">FROM <text:span text:style-name="T6">repventas</text:span></text:p>
      <text:p text:style-name="P21"><text:span text:style-name="T11">JOIN</text:span><text:span text:style-name="T6"> oficinas</text:span></text:p>
      <text:p text:style-name="P14"><text:span text:style-name="T11">ON</text:span> <text:span text:style-name="T11">repventas.</text:span><text:span text:style-name="T6">oficinarep = </text:span><text:span text:style-name="T11">oficinas.</text:span><text:span text:style-name="T6">oficina</text:span>;</text:p>
      <text:p text:style-name="P4"/>
      <text:p text:style-name="P4">77. Lista la región,ciudad y nombre de cada uno de los vendedores ordenados por región,ciudad y nombre ascendentemente</text:p>
      <text:p text:style-name="P18">SELECT <text:span text:style-name="T6">region, </text:span><text:span text:style-name="T7">ciudad, nombre</text:span></text:p>
      <text:p text:style-name="P19">FROM <text:span text:style-name="T6">repventas</text:span></text:p>
      <text:p text:style-name="P19"><text:span text:style-name="T9">JOIN </text:span><text:span text:style-name="T6">oficinas</text:span></text:p>
      <text:p text:style-name="P15"><text:span text:style-name="T9">ON repventas.</text:span><text:span text:style-name="T6">oficinarep = </text:span><text:span text:style-name="T9">oficinas.</text:span><text:span text:style-name="T6">oficina</text:span></text:p>
      <text:p text:style-name="P15"><text:span text:style-name="T7">ORDER BY region, ciudad, nombre ASC</text:span>;</text:p>
      <text:p text:style-name="P4"/>
      <text:p text:style-name="P4">78. Lista la ciudad de las oficinas y los nombres y títulos de sus directores</text:p>
      <text:p text:style-name="P13">SELECT ciudad,nombre, titulo</text:p>
      <text:p text:style-name="P16">FROM repventas </text:p>
      <text:p text:style-name="P16">JOIN oficinas </text:p>
      <text:p text:style-name="P16">ON <text:span text:style-name="T8">oficinas.</text:span>dir = <text:span text:style-name="T8">repventas.</text:span>numempl;</text:p>
      <text:p text:style-name="P4"><text:soft-page-break/>79. Lista la ciudad de las oficinas y los nombres y títulos de sus directores que dirijan una oficina que tenga un objetivo superior a 600000</text:p>
      <text:p text:style-name="P17">SELECT ciudad,nombre, titulo</text:p>
      <text:p text:style-name="P17">FROM repventas </text:p>
      <text:p text:style-name="P17">JOIN oficinas </text:p>
      <text:p text:style-name="P17">ON <text:span text:style-name="T8">oficinas.</text:span>dir = <text:span text:style-name="T8">repventas.</text:span>numempl <text:span text:style-name="T12">AND oficinas.</text:span><text:span text:style-name="T8">objetivo &gt; 600000</text:span><text:span text:style-name="T12">;</text:span></text:p>
      <text:p text:style-name="P16"/>
      <text:p text:style-name="P4">80. Lista todos los números de los pedidos, mostrando los importes y las descripciones del producto</text:p>
      <text:p text:style-name="P10">SELECT numpedido, importe, descripcion</text:p>
      <text:p text:style-name="P10">FROM pedidos</text:p>
      <text:p text:style-name="P10">JOIN productos</text:p>
      <text:p text:style-name="P10">ON pedidos.producto = productos.idproducto;</text:p>
      <text:p text:style-name="P4"/>
      <text:p text:style-name="P4">81. Lista los números de los pedidos superiores a 25000 euros incluyendo el importe, el nombre del vendedor que tomó el pedido y el nombre del cliente que lo solicitó</text:p>
      <text:p text:style-name="P22">SELECT numpedido, importe, descripcion</text:p>
      <text:p text:style-name="P22">FROM pedidos</text:p>
      <text:p text:style-name="P22">JOIN productos</text:p>
      <text:p text:style-name="P26">ON pedidos.producto = productos.idproducto;</text:p>
      <text:p text:style-name="P24">82. Lista los números de los pedidos superiores a 30000 euros incluyendo el importe, el nombre del vendedor que tomó el pedido, el nombre de la oficina en donde trabaja y el nombre del cliente que lo solicitó</text:p>
      <text:p text:style-name="P10">SELECT numpedido, importe, nombre AS NombreVendedor, empresa AS NombreCliente</text:p>
      <text:p text:style-name="P10">FROM pedidos</text:p>
      <text:p text:style-name="P10">JOIN repventas ON pedidos.rep = repventas.numempl </text:p>
      <text:p text:style-name="P10">JOIN clientes ON pedidos.clie = clientes.numclie</text:p>
      <text:p text:style-name="P10">WHERE importe &gt; 25000;</text:p>
      <text:p text:style-name="P4">83. Ver los números de pedido, importe y fecha pedidos recibidos en los días en que un vendedor fue contratado y el nombre de éste último</text:p>
      <text:p text:style-name="P7">SELECT numpedido, importe,fechapedido, nombre</text:p>
      <text:p text:style-name="P7">FROM pedidos</text:p>
      <text:p text:style-name="P7">JOIN repventas ON pedidos.fechapedido=repventas.contrato;</text:p>
      <text:p text:style-name="P23">84. Ver los números de pedido, importe y fecha pedidos recibidos en los días en que un vendedor fue contratado y el nombre de éste último, ordenados por nombre ascendetement<text:span text:style-name="T1">e</text:span></text:p>
      <text:p text:style-name="P27">SELECT numpedido, importe,fechapedido, nombre</text:p>
      <text:p text:style-name="P9">FROM pedidos</text:p>
      <text:p text:style-name="P9">JOIN repventas ON pedidos.fechapedido=repventas.contrato</text:p>
      <text:p text:style-name="P9"><text:span text:style-name="T13">ORDER BY nombre ASC</text:span>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0T11:15:58.829000000</meta:creation-date>
    <dc:date>2020-05-24T14:51:02.752000000</dc:date>
    <meta:editing-duration>PT3H49M42S</meta:editing-duration>
    <meta:editing-cycles>16</meta:editing-cycles>
    <meta:generator>LibreOffice/6.4.3.2$Windows_X86_64 LibreOffice_project/747b5d0ebf89f41c860ec2a39efd7cb15b54f2d8</meta:generator>
    <meta:document-statistic meta:table-count="0" meta:image-count="0" meta:object-count="0" meta:page-count="3" meta:paragraph-count="89" meta:word-count="574" meta:character-count="3846" meta:non-whitespace-character-count="3353"/>
  </office:meta>
</office:document-meta>
</file>